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ект по Съвременно уеб-програмиране с РНР</text:p>
      <text:p text:style-name="P1"/>
      <text:p text:style-name="P1">Рейхан Садък, ф.н. 44523</text:p>
      <text:p text:style-name="P1"/>
      <text:p text:style-name="P1">Идея!</text:p>
      <text:p text:style-name="P1"/>
      <text:p text:style-name="P1">Сайт за футболни прогднози. Модераторът на сайта създава фиш с n на брой футболни мача за даден период. Всеки регистриран потребител може да попълва своя фиш с прогднози за точен резултат. За всеки познат знак(1,2 или X) потребителят печели по една точка. Ако е познал и точния краен резултат, печели още 2, тоест общо 3.</text:p>
      <text:p text:style-name="P1">След изиграването на последния мач от фиша(и съответно попълване на ресултата от модератора), се изчислява крайно класиране за този фиш. Ще има и други класирания, като месечни, по турнир и т.н. Залагането може да е както за забава, така и с реален залог(между приятели). Всеки фиш ще може да има различно разпределение на наградите между залагащите.</text:p>
      <text:p text:style-name="P1">Всеки потребител ще може да разглежда и историята на свите залагания, както и тази на другите потребители.</text:p>
      <text:p text:style-name="P1"/>
      <text:p text:style-name="P1">Използваните технологии са PHP, Javascript,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</meta:generator>
    <meta:initial-creator>Reyhan Sadak</meta:initial-creator>
  </office:meta>
</office:document-meta>
</file>